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anjari Bold" svg:font-family="'Manjari Bold'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anjari Thin" officeooo:rsid="0000ea68" officeooo:paragraph-rsid="0000ea68"/>
    </style:style>
    <style:style style:name="P2" style:family="paragraph" style:parent-style-name="Standard">
      <style:text-properties style:font-name="Manjari Thin" officeooo:rsid="0000ea68" officeooo:paragraph-rsid="000ec014"/>
    </style:style>
    <style:style style:name="P3" style:family="paragraph" style:parent-style-name="Standard">
      <style:text-properties style:font-name="Manjari Thin" officeooo:rsid="0000ea68" officeooo:paragraph-rsid="000ce6c2"/>
    </style:style>
    <style:style style:name="P4" style:family="paragraph" style:parent-style-name="Standard">
      <style:text-properties style:font-name="Manjari Thin" officeooo:rsid="0000ea68" officeooo:paragraph-rsid="000460c1"/>
    </style:style>
    <style:style style:name="P5" style:family="paragraph" style:parent-style-name="Standard">
      <style:text-properties style:font-name="Manjari Thin" officeooo:rsid="0002b0e2" officeooo:paragraph-rsid="000ec014"/>
    </style:style>
    <style:style style:name="P6" style:family="paragraph" style:parent-style-name="Standard">
      <style:text-properties style:font-name="Manjari Thin" officeooo:rsid="0002b0e2" officeooo:paragraph-rsid="000460c1"/>
    </style:style>
    <style:style style:name="P7" style:family="paragraph" style:parent-style-name="Standard">
      <style:text-properties style:font-name="Manjari Thin" officeooo:rsid="000460c1" officeooo:paragraph-rsid="000460c1"/>
    </style:style>
    <style:style style:name="P8" style:family="paragraph" style:parent-style-name="Standard">
      <style:text-properties style:font-name="Manjari Thin" fo:font-size="12pt" style:text-underline-style="none" fo:font-weight="bold" officeooo:rsid="00092817" officeooo:paragraph-rsid="0000ea68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Manjari Regular" officeooo:rsid="0000ea68" officeooo:paragraph-rsid="0000ea68"/>
    </style:style>
    <style:style style:name="P10" style:family="paragraph" style:parent-style-name="Standard">
      <style:text-properties style:font-name="Manjari Regular" officeooo:rsid="0000ea68" officeooo:paragraph-rsid="000ec014"/>
    </style:style>
    <style:style style:name="P11" style:family="paragraph" style:parent-style-name="Standard">
      <style:text-properties style:font-name="Manjari Regular" officeooo:rsid="0000ea68" officeooo:paragraph-rsid="000ce6c2"/>
    </style:style>
    <style:style style:name="P12" style:family="paragraph" style:parent-style-name="Standard">
      <style:text-properties style:font-name="Manjari Regular" officeooo:rsid="0000ea68" officeooo:paragraph-rsid="000460c1"/>
    </style:style>
    <style:style style:name="P13" style:family="paragraph" style:parent-style-name="Standard">
      <style:text-properties style:font-name="Manjari Regular" officeooo:rsid="000ce6c2" officeooo:paragraph-rsid="000ce6c2"/>
    </style:style>
    <style:style style:name="P14" style:family="paragraph" style:parent-style-name="Standard">
      <style:text-properties style:font-name="Manjari Regular" officeooo:rsid="0002b0e2" officeooo:paragraph-rsid="000ec014"/>
    </style:style>
    <style:style style:name="P15" style:family="paragraph" style:parent-style-name="Standard">
      <style:text-properties style:font-name="Manjari Regular" officeooo:rsid="0002b0e2" officeooo:paragraph-rsid="000460c1"/>
    </style:style>
    <style:style style:name="P16" style:family="paragraph" style:parent-style-name="Standard">
      <style:text-properties style:font-name="Manjari Regular" style:text-underline-style="none" officeooo:rsid="0000ea68" officeooo:paragraph-rsid="000460c1"/>
    </style:style>
    <style:style style:name="P17" style:family="paragraph" style:parent-style-name="Standard">
      <style:paragraph-properties fo:text-align="center" style:justify-single-word="false"/>
      <style:text-properties style:font-name="Manjari Bold" fo:font-size="14pt" officeooo:rsid="00092817" officeooo:paragraph-rsid="00092817" style:font-size-asian="14pt" style:font-size-complex="14pt"/>
    </style:style>
    <style:style style:name="P18" style:family="paragraph" style:parent-style-name="Standard">
      <style:text-properties style:font-name="Manjari Regular" style:text-underline-style="none" officeooo:rsid="0000ea68" officeooo:paragraph-rsid="0000ea68"/>
    </style:style>
    <style:style style:name="P19" style:family="paragraph" style:parent-style-name="Standard">
      <style:text-properties style:font-name="Manjari Regular" officeooo:rsid="0000ea68" officeooo:paragraph-rsid="001905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60c1"/>
    </style:style>
    <style:style style:name="T3" style:family="text">
      <style:text-properties style:text-underline-style="solid" style:text-underline-width="auto" style:text-underline-color="font-color" officeooo:rsid="000ce6c2"/>
    </style:style>
    <style:style style:name="T4" style:family="text">
      <style:text-properties style:text-underline-style="solid" style:text-underline-width="auto" style:text-underline-color="font-color" officeooo:rsid="000fd67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0ea68"/>
    </style:style>
    <style:style style:name="T7" style:family="text">
      <style:text-properties style:text-underline-style="none" officeooo:rsid="000628b8"/>
    </style:style>
    <style:style style:name="T8" style:family="text">
      <style:text-properties style:text-underline-style="none" officeooo:rsid="000ce6c2"/>
    </style:style>
    <style:style style:name="T9" style:family="text">
      <style:text-properties style:text-underline-style="none" officeooo:rsid="000ec014"/>
    </style:style>
    <style:style style:name="T10" style:family="text">
      <style:text-properties style:text-underline-style="none" officeooo:rsid="000fd67f"/>
    </style:style>
    <style:style style:name="T11" style:family="text">
      <style:text-properties officeooo:rsid="0002b0e2"/>
    </style:style>
    <style:style style:name="T12" style:family="text">
      <style:text-properties officeooo:rsid="000ce6c2"/>
    </style:style>
    <style:style style:name="T13" style:family="text">
      <style:text-properties officeooo:rsid="000ec014"/>
    </style:style>
    <style:style style:name="T14" style:family="text">
      <style:text-properties style:font-name="Manjari Thin" style:text-underline-style="none" officeooo:rsid="000460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HW02 - Schema</text:p>
      <text:p text:style-name="P1"/>
      <text:p text:style-name="P9">Worker(<text:span text:style-name="T1">username,</text:span><text:span text:style-name="T5"> </text:span><text:span text:style-name="T8">firstName, lastName</text:span><text:span text:style-name="T5">, address, salary</text:span>)</text:p>
      <text:p text:style-name="P9"/>
      <text:p text:style-name="P10">Librarian(<text:span text:style-name="T1">username</text:span>, seat)</text:p>
      <text:p text:style-name="P2">FK: username <text:span text:style-name="T5">⊆ Worker(username)</text:span></text:p>
      <text:p text:style-name="P18"/>
      <text:p text:style-name="P13"><text:span text:style-name="T5">Item(</text:span><text:span text:style-name="T1">serialNumber</text:span><text:span text:style-name="T5">, title, author)</text:span></text:p>
      <text:p text:style-name="P9"/>
      <text:p text:style-name="P9">Book(<text:span text:style-name="T1">serialNumber</text:span>, title, year)</text:p>
      <text:p text:style-name="P3">FK: <text:span text:style-name="T5">serialNumber</text:span> ⊆ <text:span text:style-name="T12">Item</text:span>(serialNumber)</text:p>
      <text:p text:style-name="P11"/>
      <text:p text:style-name="P14"><text:span text:style-name="T5">Follows(</text:span><text:span text:style-name="T3">firstBook</text:span><text:span text:style-name="T1">, </text:span><text:span text:style-name="T3">secondBook</text:span><text:span text:style-name="T5">)</text:span></text:p>
      <text:p text:style-name="P5"><text:span text:style-name="T5">FK: </text:span><text:span text:style-name="T9">firstBook</text:span><text:span text:style-name="T5"> </text:span><text:span text:style-name="T6">⊆ </text:span><text:span text:style-name="T5">Book(serialNumber)</text:span></text:p>
      <text:p text:style-name="P5"><text:span text:style-name="T5">FK: </text:span><text:span text:style-name="T9">secondBook</text:span><text:span text:style-name="T5"> </text:span><text:span text:style-name="T6">⊆ </text:span><text:span text:style-name="T5">Book(serialNumber)</text:span></text:p>
      <text:p text:style-name="P9"/>
      <text:p text:style-name="P13">DVD(<text:span text:style-name="T1">serialNumber</text:span>, original)</text:p>
      <text:p text:style-name="P3">FK: <text:span text:style-name="T5">serialNumber</text:span> ⊆ <text:span text:style-name="T12">Item</text:span>(serialNumber)</text:p>
      <text:p text:style-name="P9"/>
      <text:p text:style-name="P12"><text:span text:style-name="T12">Piece</text:span>(<text:span text:style-name="T3">piece</text:span><text:span text:style-name="T1">Number, serialNumber</text:span>, price, <text:span text:style-name="T11">library</text:span>)</text:p>
      <text:p text:style-name="P4">FK: <text:span text:style-name="T5">serialNumber</text:span> ⊆ <text:span text:style-name="T12">Item</text:span>(serialNumber)</text:p>
      <text:p text:style-name="P6">FK: library <text:span text:style-name="T6">⊆ </text:span><text:span text:style-name="T5">Library(name)</text:span></text:p>
      <text:p text:style-name="P9"/>
      <text:p text:style-name="P19">Library(<text:span text:style-name="T1">name, </text:span><text:span text:style-name="T5">city, street, houseNumber, postalCode</text:span>)</text:p>
      <text:p text:style-name="P9"/>
      <text:p text:style-name="P9">Day(<text:span text:style-name="T1">date</text:span>, <text:span text:style-name="T13">name</text:span>)</text:p>
      <text:p text:style-name="P16"/>
      <text:p text:style-name="P15"><text:span text:style-name="T7">Works</text:span><text:span text:style-name="T5">(</text:span><text:span text:style-name="T2">name, date, username</text:span><text:span text:style-name="T5">)</text:span></text:p>
      <text:p text:style-name="P7"><text:span text:style-name="T5">FK: name </text:span><text:span text:style-name="T6">⊆ </text:span><text:span text:style-name="T5">Library.name</text:span></text:p>
      <text:p text:style-name="P7"><text:span text:style-name="T5">FK: date </text:span><text:span text:style-name="T6">⊆ </text:span><text:span text:style-name="T5">Day.date</text:span></text:p>
      <text:p text:style-name="P7"><text:span text:style-name="T5">FK: username </text:span><text:span text:style-name="T6">⊆ </text:span><text:span text:style-name="T5">Librarian.usernam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anjari Bold" svg:font-family="'Manjari Bold'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2:06:45.553166566</meta:creation-date>
    <dc:date>2019-03-28T10:28:35.420466291</dc:date>
    <meta:editing-duration>PT29M5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74" meta:character-count="668" meta:non-whitespace-character-count="615"/>
  </office:meta>
</office:document-meta>
</file>